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officeooo:rsid="00044a07" officeooo:paragraph-rsid="00044a07"/>
    </style:style>
    <style:style style:name="P2" style:family="paragraph" style:parent-style-name="Standard">
      <style:text-properties style:font-name="Tahoma" style:text-underline-style="solid" style:text-underline-width="auto" style:text-underline-color="font-color" fo:font-weight="bold" officeooo:rsid="00055cd9" officeooo:paragraph-rsid="00055cd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8pt" fo:font-weight="bold" officeooo:rsid="00055cd9" officeooo:paragraph-rsid="00055cd9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Tahoma" officeooo:rsid="00055cd9" officeooo:paragraph-rsid="00055cd9"/>
    </style:style>
    <style:style style:name="P5" style:family="paragraph" style:parent-style-name="Standard">
      <style:text-properties officeooo:paragraph-rsid="000581de"/>
    </style:style>
    <style:style style:name="P6" style:family="paragraph" style:parent-style-name="Standard" style:list-style-name="L1">
      <style:text-properties style:font-name="Tahoma" style:text-underline-style="solid" style:text-underline-width="auto" style:text-underline-color="font-color" fo:font-weight="bold" officeooo:rsid="00044a07" officeooo:paragraph-rsid="00044a07" style:font-weight-asian="bold" style:font-weight-complex="bold"/>
    </style:style>
    <style:style style:name="P7" style:family="paragraph" style:parent-style-name="Standard">
      <style:text-properties style:font-name="Tahoma" style:text-underline-style="none" fo:font-weight="normal" officeooo:rsid="0004f39f" officeooo:paragraph-rsid="00044a07" style:font-weight-asian="normal" style:font-weight-complex="normal"/>
    </style:style>
    <style:style style:name="P8" style:family="paragraph" style:parent-style-name="Standard">
      <style:text-properties style:font-name="Tahoma" style:text-underline-style="none" fo:font-weight="normal" officeooo:rsid="00055cd9" officeooo:paragraph-rsid="00044a07" style:font-weight-asian="normal" style:font-weight-complex="normal"/>
    </style:style>
    <style:style style:name="P9" style:family="paragraph" style:parent-style-name="Standard">
      <style:text-properties style:font-name="Tahoma" style:text-underline-style="none" fo:font-weight="normal" officeooo:rsid="00055cd9" officeooo:paragraph-rsid="00055cd9" style:font-weight-asian="normal" style:font-weight-complex="normal"/>
    </style:style>
    <style:style style:name="P10" style:family="paragraph" style:parent-style-name="Standard" style:list-style-name="L2">
      <style:text-properties style:font-name="Tahoma" style:text-underline-style="none" fo:font-weight="normal" officeooo:rsid="00055cd9" officeooo:paragraph-rsid="00055cd9" style:font-weight-asian="normal" style:font-weight-complex="normal"/>
    </style:style>
    <style:style style:name="P11" style:family="paragraph" style:parent-style-name="Standard">
      <style:text-properties style:font-name="Tahoma" style:text-underline-style="none" fo:font-weight="normal" officeooo:rsid="000581de" officeooo:paragraph-rsid="000581de" style:font-weight-asian="normal" style:font-weight-complex="normal"/>
    </style:style>
    <style:style style:name="P12" style:family="paragraph" style:parent-style-name="Standard" style:list-style-name="L3">
      <style:text-properties style:font-name="Tahoma" style:text-underline-style="none" fo:font-weight="normal" officeooo:rsid="00069e11" officeooo:paragraph-rsid="00069e11" style:font-weight-asian="normal" style:font-weight-complex="normal"/>
    </style:style>
    <style:style style:name="P13" style:family="paragraph" style:parent-style-name="Standard" style:list-style-name="L2">
      <style:text-properties officeooo:paragraph-rsid="000581d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4f39f" style:font-weight-asian="normal" style:font-weight-complex="normal"/>
    </style:style>
    <style:style style:name="T3" style:family="text">
      <style:text-properties style:text-underline-style="none" fo:font-weight="normal" officeooo:rsid="00055cd9" style:font-weight-asian="normal" style:font-weight-complex="normal"/>
    </style:style>
    <style:style style:name="T4" style:family="text">
      <style:text-properties style:font-name="Tahoma" style:text-underline-style="none" fo:font-weight="normal" officeooo:rsid="00055cd9" style:font-weight-asian="normal" style:font-weight-complex="normal"/>
    </style:style>
    <style:style style:name="T5" style:family="text">
      <style:text-properties style:font-name="Tahoma" style:text-underline-style="none" fo:font-weight="normal" officeooo:rsid="000581d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tension Color Pong</text:p>
      <text:p text:style-name="Standard"/>
      <text:p text:style-name="Standard"/>
      <text:p text:style-name="P4">Cette extension à été realisé par Kévin CANEVAL</text:p>
      <text:p text:style-name="P1">Le language choisi pour développer le jeu est la JAVA avec la librairie Swing.</text:p>
      <text:p text:style-name="P1">Nous avons faits ce choix notamment par affinité ave le language JAVA et la librairie Swing est plus que suffisante pour la réalisation de cette application.</text:p>
      <text:p text:style-name="P1"/>
      <text:p text:style-name="P1">La structure du code repose sur le modèle MVC.</text:p>
      <text:p text:style-name="P1"/>
      <text:list xml:id="list2992072973935978148" text:style-name="L1">
        <text:list-item>
          <text:p text:style-name="P6">Le package Controleur<text:span text:style-name="T1"> contient la classe "Control" qui fait le lien entre les classes du package Vue et celles du package Modele et gèrent les actions a effectuer en </text:span><text:span text:style-name="T2">lorsqu'un bouton est cliqué ou une touche appuyé.</text:span></text:p>
        </text:list-item>
      </text:list>
      <text:p text:style-name="P7"/>
      <text:list xml:id="list213612677591153" text:continue-numbering="true" text:style-name="L1">
        <text:list-item>
          <text:p text:style-name="P6">Le package Vue<text:span text:style-name="T1"> </text:span><text:span text:style-name="T2">contient les classes gérants les differents écrans à afficher (Acceuil, aide et contrôles, jeu, etc...).</text:span></text:p>
        </text:list-item>
      </text:list>
      <text:p text:style-name="P7"/>
      <text:list xml:id="list213611951296045" text:continue-numbering="true" text:style-name="L1">
        <text:list-item>
          <text:p text:style-name="P6">Le package Modele<text:span text:style-name="T1"> </text:span><text:span text:style-name="T2">contient les classes gérant les donnés de jeu </text:span><text:span text:style-name="T3">et la mise a jour dynamique de celles ci</text:span><text:span text:style-name="T2"> (</text:span><text:span text:style-name="T3">Joueur, balle, ia, collision, gestion des couleurs, ect...).</text:span></text:p>
        </text:list-item>
      </text:list>
      <text:p text:style-name="P8"/>
      <text:p text:style-name="P8"/>
      <text:p text:style-name="P2">Améloiration à implémenté <text:span text:style-name="T1">(le18/03/2018)</text:span></text:p>
      <text:p text:style-name="P9"/>
      <text:list xml:id="list8887400698683394714" text:style-name="L2">
        <text:list-item>
          <text:p text:style-name="P10">Affiner les niveaux de difficultés de l'ia</text:p>
        </text:list-item>
        <text:list-item>
          <text:p text:style-name="P10">Ajout d'un jauge d'énergie</text:p>
        </text:list-item>
        <text:list-item>
          <text:p text:style-name="P13"><text:span text:style-name="T4">Ajout de coup spéciaux </text:span><text:span text:style-name="T5">consomment l'énergie :</text:span></text:p>
        </text:list-item>
      </text:list>
      <text:p text:style-name="P5"><text:span text:style-name="T5"><text:tab/>- </text:span><text:span text:style-name="T4">boost de vitesse de la balle </text:span><text:span text:style-name="T5">a son renvoi</text:span></text:p>
      <text:p text:style-name="P5"><text:span text:style-name="T4"><text:tab/></text:span><text:span text:style-name="T5">- passage du joueur en couleur blanche (renvoi la balle peut importe sa couleur)</text:span></text:p>
      <text:p text:style-name="P11"><text:tab/>- ect...</text:p>
      <text:list xml:id="list2075434264996261804" text:style-name="L3">
        <text:list-item>
          <text:p text:style-name="P12">Integration de l'application au projet principa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44S</meta:editing-duration>
    <meta:editing-cycles>4</meta:editing-cycles>
    <meta:generator>LibreOffice/5.2.7.2$Windows_x86 LibreOffice_project/2b7f1e640c46ceb28adf43ee075a6e8b8439ed10</meta:generator>
    <dc:date>2018-03-18T21:36:10.670000000</dc:date>
    <meta:document-statistic meta:table-count="0" meta:image-count="0" meta:object-count="0" meta:page-count="1" meta:paragraph-count="16" meta:word-count="204" meta:character-count="1191" meta:non-whitespace-character-count="1007"/>
    <meta:user-defined meta:name="Info 1"/>
    <meta:user-defined meta:name="Info 2"/>
    <meta:user-defined meta:name="Info 3"/>
    <meta:user-defined meta:name="Info 4"/>
  </office:meta>
</office:document-meta>
</file>